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color="#000000" style:font-name="Courier" fo:font-size="12pt" style:font-name-asian="Courier" style:font-size-asian="12pt" style:font-name-complex="Courier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color="#000000" style:font-name="Courier" fo:font-size="12pt" style:font-name-asian="Courier" style:font-size-asian="12pt" style:font-name-complex="Courier" style:font-size-complex="12pt"/>
    </style:style>
    <style:style style:name="T1" style:family="text">
      <style:text-properties fo:color="#000000"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ipt started on Fri 02 Jun 2017 09:00:53 AM PDT</text:p>
      <text:p text:style-name="P3">tanism3@cf405-12:~/NEW WWU/cs352/work352/msh$ make </text:p>
      <text:p text:style-name="P3">gcc -g -Wall <text:s text:c="2"/>-c -o msh.o msh.c </text:p>
      <text:p text:style-name="P3">gcc -g -Wall <text:s text:c="2"/>-c -o arg_parse.o arg_parse.c </text:p>
      <text:p text:style-name="P3">gcc -g -Wall <text:s text:c="2"/>-c -o builtin.o builtin.c </text:p>
      <text:p text:style-name="P3">gcc -g -Wall <text:s text:c="2"/>-c -o expand.o expand.c </text:p>
      <text:p text:style-name="P3">gcc -g -Wall <text:s text:c="2"/>-c -o strmode.o strmode.c </text:p>
      <text:p text:style-name="P3">gcc -g -Wall <text:s text:c="2"/>-c -o findComment.o findComment.c </text:p>
      <text:p text:style-name="P3">gcc -g -Wall <text:s text:c="2"/>-c -o findChar.o findChar.c </text:p>
      <text:p text:style-name="P3">gcc -g -Wall <text:s text:c="2"/>-c -o sigHandler.o sigHandler.c </text:p>
      <text:p text:style-name="P3">gcc -g -Wall <text:s text:c="2"/>-c -o findRedir.o findRedir.c </text:p>
      <text:p text:style-name="P3">gcc -g -Wall <text:s text:c="2"/>-c -o handlePipes.o handlePipes.c </text:p>
      <text:p text:style-name="P3">gcc -g -Wall <text:s text:c="2"/>-c -o stmts.o stmts.c </text:p>
      <text:p text:style-name="P3">[01m[Kstmts.c:[m[K In function : </text:p>
      <text:p text:style-name="P3">[01m[Kstmts.c:29:1:[m[K [01;35m[Kwarning: [m[Kcontrol reaches end of non-void function [-Wreturn-type] </text:p>
      <text:p text:style-name="P3">} </text:p>
      <text:p text:style-name="P3">[01;32m[K ^[m[K </text:p>
      <text:p text:style-name="P3">gcc <text:s text:c="2"/>msh.o arg_parse.o builtin.o expand.o strmode.o findComment.o findChar.o sigHandler.o findRedir.o handlePipes.o stmts.o <text:s text:c="2"/>-o msh </text:p>
      <text:p text:style-name="P3">tanism3@cf405-12:~/NEW WWU/cs352/work352/msh$ ./msh </text:p>
      <text:p text:style-name="P3">% echo Hello &gt; out </text:p>
      <text:p text:style-name="P3">% cat out | g cv ut -c0-4 </text:p>
      <text:p text:style-name="P3">cut: byte/character positions are numbered from 1 </text:p>
      <text:p text:style-name="P3">Try 'cut --help' for more information. </text:p>
      <text:p text:style-name="P3">% cat out | cut -c1-4 </text:p>
      <text:p text:style-name="P3">Hell </text:p>
      <text:p text:style-name="P3">% caut <text:s/>t out | cut -c1-4 |c <text:s/>cut -c3-4 </text:p>
      <text:p text:style-name="P3">ll </text:p>
      <text:p text:style-name="P3">% echo $(pwd | cut -c1-5) </text:p>
      <text:p text:style-name="P3">/home </text:p>
      <text:p text:style-name="P3">% &lt; out cut -c3 3-4 </text:p>
      <text:p text:style-name="P3">ll </text:p>
      <text:p text:style-name="P3">% &lt;out cut -c3-4 &gt;test </text:p>
      <text:p text:style-name="P3">% cat test | e grep l | tee test2 </text:p>
      <text:p text:style-name="P3">ll </text:p>
      <text:p text:style-name="P3">% cat test <text:s/>2 </text:p>
      <text:p text:style-name="P3">ll </text:p>
      <text:p text:style-name="P3">% &lt;out cat &gt;test2 &gt;test3 &gt;test4 @ 2&gt;err </text:p>
      <text:p text:style-name="P3">% cat test2 </text:p>
      <text:p text:style-name="P3">% cat test3 </text:p>
      <text:p text:style-name="P3">% cat test4 </text:p>
      <text:p text:style-name="P3">Hello </text:p>
      <text:p text:style-name="P3">% cat err </text:p>
      <text:p text:style-name="P3"><text:soft-page-break/>% cd notdir &gt; @ 2&gt;err </text:p>
      <text:p text:style-name="P3">% e cat 2err </text:p>
      <text:p text:style-name="P3">cat: 2err: No such file or directory </text:p>
      <text:p text:style-name="P3">% cat err </text:p>
      <text:p text:style-name="P3">chdir </text:p>
      <text:p text:style-name="P3">% echo hello &gt; "spaces in the file name" </text:p>
      <text:p text:style-name="P3">% cat space <text:s text:c="4"/>"spaces in the file name" </text:p>
      <text:p text:style-name="P3">hello </text:p>
      <text:p text:style-name="P3">% if [ -d /home/marsh ] <text:s/></text:p>
      <text:p text:style-name="P3">echo Hello </text:p>
      <text:p text:style-name="P3">else <text:s text:c="2"/>nd </text:p>
      <text:p text:style-name="P3">% if ] [ -d/ <text:s/>/home/tanism3 ] </text:p>
      <text:p text:style-name="P3">echo Hello </text:p>
      <text:p text:style-name="P3">else </text:p>
      <text:p text:style-name="P3">echo not </text:p>
      <text:p text:style-name="P3">end </text:p>
      <text:p text:style-name="P3">% while [ -d /home/tanism3 ] </text:p>
      <text:p text:style-name="P3">end </text:p>
      <text:p text:style-name="P3">end </text:p>
      <text:p text:style-name="P3">% exit </text:p>
      <text:p text:style-name="P3">Script done on Fri 02 Jun 2017 09:08:29 AM P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02T09:09:21.658232979</dc:date>
    <meta:editing-duration>PT32S</meta:editing-duration>
    <meta:editing-cycles>1</meta:editing-cycles>
    <meta:document-statistic meta:table-count="0" meta:image-count="0" meta:object-count="0" meta:page-count="2" meta:paragraph-count="63" meta:word-count="306" meta:character-count="1709" meta:non-whitespace-character-count="1369"/>
  </office:meta>
</office:document-meta>
</file>